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5DF579731A0E052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.644cm, 4.255cm, 4.405cm, 3.49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7.8cm" svg:height="19.385cm" svg:x="-3.6cm" svg:y="3.1cm">
          <draw:image xlink:href="Pictures/1000000000000780000004385DF579731A0E05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20:13:24.868689218</meta:creation-date>
    <dc:date>2018-10-04T20:16:12.403138689</dc:date>
    <meta:editing-duration>PT2M47S</meta:editing-duration>
    <meta:editing-cycles>1</meta:editing-cycles>
    <meta:document-statistic meta:object-count="1"/>
    <meta:generator>LibreOffice/6.0.6.1$Linux_X86_64 LibreOffice_project/00$Build-1</meta:generator>
  </office:meta>
</office:document-meta>
</file>